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text:tab/>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ucien Moss</text:p>
      <text:p text:style-name="P5">Additional Places mentioned: </text:p>
      <text:p text:style-name="P5">Additional Dates mentioned: Winter 1869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REET./</text:p>
      <text:p text:style-name="P3">PHILADELPHIA, 189/</text:p>
      <text:p text:style-name="P2"/>
      <text:p text:style-name="P2">[Page 1]</text:p>
      <text:p text:style-name="P2">"Let his actions sound his praise." <text:s/>So spoke the/ one who loved Lucien Moss most. <text:s/>I shall respect/ the wish and refrain from pronouncing a eulogy./ <text:s/>All know that our coreligionist was public-spirited;/ an expression which in plain language means, that/ he took a lively interest in whatever tends to pro-/-mote the welfare of the community in whose midst/ he lived. <text:s/>I could, if I were not prevented by request,/ offer bright illustrations of that truth. <text:s/>I could,/ for example, show that the Israelite whose sudden/ demise Philadelphia will deplore, is the main,/ whom I met on a winter evening of the year 1869/ at the initial gathering designed to put an end to/ injudicious almsgiving; a gathering aiming to con-/-solidate disconnected institutions not infrequently/ neutralizing each other's workings. <text:s/>I could show/ that Lucien Moss stood sponsor at the inception/ of "The Society of the United Hebrew Charities" and/ that, for a time, did it effective service. <text:s/>I could/ prove by the testimony of facts that his activity/</text:p>
      <text:p text:style-name="P2"/>
      <text:p text:style-name="P2">[Page 2]</text:p>
      <text:p text:style-name="P2">in the field of human benefaction, extended much/ further than among the people whose cardinal/ belief he shared and confessed. <text:s/>I could prove/ that to allay suffering, to raise the fallen, to/ protect the <text:soft-page-break/>defenseless, our departed brother united/ with the good of every denomination. <text:s/>I could demon-/-strate that the popularity which he deservedly enjoyed,/ was due to his wide sociability; to a total absence/ of pride, which position and opulence are apt to/ engender. <text:s/>But if in obedience to the injunction/ of her who had a right to command in the present me-/-lancholy instance, I am debarred from pointing out/ deeds which exemplified the qualities possessed by/ Lucien Moss; if I dare not depict him as a factor/ in the history of organizations, which have greatly/ multiplied since he commenced his useful dealings/ as a citizen and a member of the Jewish community,/ I cannot do violence to my feelings by keeping/ silent about one deed that has elicited my gratitude,/ because I am instinctively drawn to the friendless./ <text:s/>To him a dear little girl owes her deliverance from/ a career of vagrancy, perhaps of vice./</text:p>
      <text:p text:style-name="P2"/>
      <text:p text:style-name="P2">[Page 3]</text:p>
      <text:p text:style-name="P2">He extended to her almost parental protection./ <text:s/>Under an affliction which might have created/ deep mental depression, his kindness cheered and/ inspirited the child. <text:s/>By constant tokens of/ affectionate consideration, he awakened corresponding/ sentiments, and while acting in conformity with/ the dictates of practical religion, he rendered the/ unhappy happy. <text:s/>For that I am personally/ thankful. <text:s/>But as a chosen guardian of the/ honor of Israel, I declare myself indebted to/ Lucien Moss for another favor . He has rolled away/ a reproach from the people to whom I minister./ <text:s/>How often has the charge been made against the/ descendants of our Bezalel and Aholiab--the wise/ hearted, filled with the spirit of God, as the scriptures ex-/-press it, the men who worked in gold, in silver/ and copper for the erection of the Mosaic Tabernacle;/ how often it has been brought against the progeny/ of the builders and engravers, who, with the Giblin,/ or Giblites, set up the magnificent Solomon Temple,/ how often it has been derisively said that Jewish/ hands fear to soil their dainty fingers with the/</text:p>
      <text:p text:style-name="P2"/>
      <text:p text:style-name="P2">[Page 4]</text:p>
      <text:p text:style-name="P2">laborer's tools. <text:s/>Lucien Moss gave that charge/ the lie. <text:s/>He was a machinist by trade and what/ he successfully began in early days, enabled/ him later on to select an occupation that yeilded[sic!]/ more than a competence and a name which/ will not die. <text:s/>I trust that the few lau-/-datory utterances which I could not hold back,/ will not have offended her who deemed words/ of praise over the remains of her husband, unnecessary./ <text:s/>With the chief and saddest mourner; with all/ who are pained by reason of this bereavement, I/ sympathise. <text:s/>With them I lament the untimely/ departure. <text:s/>With them I beseech the Creator, who/ called from earth our brother Lucien Moss, to bid/ heavenly consolations rest upon those who cherish his/ memory....Deign O God, to let comforts flow co-/-piously. <text:s/>I pray at this solemn hour for the soul/ of the adorer of Thy Unity. <text:s/>Oh! may Mercy hide his/ trespasses, and disclose his virtues in the sight of the archangels/ who invoke Thy name, as recorded by the seer of old, "Holy/ holy, holy is the Lord of hosts" May the spirit of Thy servant join in the/ Seraphic chorus, and be uplifted thereby where joys abide/ everlastingly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2:06:15.01</meta:creation-date>
    <meta:document-statistic meta:table-count="0" meta:image-count="0" meta:object-count="0" meta:page-count="3" meta:paragraph-count="72" meta:word-count="915" meta:character-count="5800"/>
    <dc:date>2012-10-25T13:03:54.40</dc:date>
    <meta:editing-duration>PT11M18S</meta:editing-duration>
    <meta:editing-cycles>1</meta:editing-cycles>
    <meta:generator>OpenOffice.org/3.4.1$Win32 OpenOffice.org_project/341m1$Build-9593</meta:generator>
  </office:meta>
</office:document-meta>
</file>